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30b3" officeooo:paragraph-rsid="000930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uracy:</text:p>
      <text:p text:style-name="P1"/>
      <text:p text:style-name="P1">accuracy of intesity: luximeter, light sour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3:09:26.265904628</meta:creation-date>
    <dc:date>2018-02-05T14:56:53.516277434</dc:date>
    <meta:editing-duration>PT1H45M39S</meta:editing-duration>
    <meta:editing-cycles>1</meta:editing-cycles>
    <meta:document-statistic meta:table-count="0" meta:image-count="0" meta:object-count="0" meta:page-count="1" meta:paragraph-count="2" meta:word-count="7" meta:character-count="54" meta:non-whitespace-character-count="49"/>
    <meta:generator>LibreOffice/5.1.6.2$Linux_X86_64 LibreOffice_project/10m0$Build-2</meta:generator>
  </office:meta>
</office:document-meta>
</file>